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 fo:line-height="150%"/>
      <style:text-properties style:font-name="Arial"/>
    </style:style>
    <style:style style:name="P3" style:parent-style-name="Standard" style:family="paragraph">
      <style:paragraph-properties fo:text-align="justify" fo:line-height="150%"/>
      <style:text-properties style:font-name="Arial"/>
    </style:style>
    <style:style style:name="P4" style:parent-style-name="Standard" style:family="paragraph">
      <style:paragraph-properties fo:margin-bottom="0.1965in" fo:line-height="150%"/>
    </style:style>
    <style:style style:name="T5" style:parent-style-name="Fonteparág.padrão" style:family="text">
      <style:text-properties style:font-name="Arial" fo:color="#212121" fo:font-size="11pt" style:font-size-asian="11pt"/>
    </style:style>
    <style:style style:name="T6" style:parent-style-name="Fonteparág.padrão" style:family="text">
      <style:text-properties style:font-name="Arial" fo:color="#212121" fo:font-size="11pt" style:font-size-asian="11pt"/>
    </style:style>
    <style:style style:name="T7" style:parent-style-name="Fonteparág.padrão" style:family="text">
      <style:text-properties style:font-name="Arial" fo:color="#212121" fo:font-size="11pt" style:font-size-asian="11pt"/>
    </style:style>
    <style:style style:name="P8" style:parent-style-name="Standard" style:family="paragraph">
      <style:paragraph-properties fo:margin-bottom="0.1965in" fo:line-height="150%"/>
    </style:style>
    <style:style style:name="T9" style:parent-style-name="Fonteparág.padrão" style:family="text">
      <style:text-properties style:font-name="Arial" fo:color="#212121" fo:font-size="11pt" style:font-size-asian="11pt"/>
    </style:style>
    <style:style style:name="P10" style:parent-style-name="Standard" style:family="paragraph">
      <style:paragraph-properties fo:margin-bottom="0.1965in" fo:line-height="150%"/>
    </style:style>
    <style:style style:name="T11" style:parent-style-name="Fonteparág.padrão" style:family="text">
      <style:text-properties style:font-name="Arial" fo:color="#212121" fo:font-size="11pt" style:font-size-asian="11pt"/>
    </style:style>
    <style:style style:name="T12" style:parent-style-name="Fonteparág.padrão" style:family="text">
      <style:text-properties style:font-name="Arial" fo:color="#212121" fo:font-size="11pt" style:font-size-asian="11pt"/>
    </style:style>
    <style:style style:name="P13" style:parent-style-name="Standard" style:family="paragraph">
      <style:paragraph-properties fo:margin-bottom="0.1965in" fo:line-height="150%"/>
    </style:style>
    <style:style style:name="T14" style:parent-style-name="Fonteparág.padrão" style:family="text">
      <style:text-properties style:font-name="Arial" fo:color="#212121" fo:font-size="11pt" style:font-size-asian="11pt"/>
    </style:style>
    <style:style style:name="T15" style:parent-style-name="Fonteparág.padrão" style:family="text">
      <style:text-properties style:font-name="Arial" fo:color="#212121" fo:font-size="11pt" style:font-size-asian="11pt"/>
    </style:style>
    <style:style style:name="T16" style:parent-style-name="Fonteparág.padrão" style:family="text">
      <style:text-properties style:font-name="Arial" fo:color="#212121" fo:font-size="11pt" style:font-size-asian="11pt"/>
    </style:style>
    <style:style style:name="P17" style:parent-style-name="Standard" style:family="paragraph">
      <style:paragraph-properties fo:margin-bottom="0.1965in" fo:line-height="150%"/>
    </style:style>
    <style:style style:name="T18" style:parent-style-name="Fonteparág.padrão" style:family="text">
      <style:text-properties style:font-name="Arial" fo:color="#212121" fo:font-size="11pt" style:font-size-asian="11pt"/>
    </style:style>
    <style:style style:name="P19" style:parent-style-name="Standard" style:family="paragraph">
      <style:paragraph-properties fo:margin-bottom="0.1965in" fo:line-height="150%"/>
    </style:style>
    <style:style style:name="T20" style:parent-style-name="Fonteparág.padrão" style:family="text">
      <style:text-properties style:font-name="Arial" fo:color="#212121" fo:font-size="11pt" style:font-size-asian="11pt"/>
    </style:style>
    <style:style style:name="T21" style:parent-style-name="Fonteparág.padrão" style:family="text">
      <style:text-properties style:font-name="Arial" fo:color="#212121" fo:font-size="11pt" style:font-size-asian="11pt"/>
    </style:style>
    <style:style style:name="T22" style:parent-style-name="Fonteparág.padrão" style:family="text">
      <style:text-properties style:font-name="Arial" fo:color="#212121" fo:font-size="11pt" style:font-size-asian="11pt"/>
    </style:style>
    <style:style style:name="T23" style:parent-style-name="Fonteparág.padrão" style:family="text">
      <style:text-properties style:font-name="Arial" fo:color="#212121" fo:font-size="11pt" style:font-size-asian="11pt"/>
    </style:style>
    <style:style style:name="P24" style:parent-style-name="Standard" style:family="paragraph">
      <style:paragraph-properties fo:margin-bottom="0.1965in" fo:line-height="150%"/>
    </style:style>
    <style:style style:name="T25" style:parent-style-name="Fonteparág.padrão" style:family="text">
      <style:text-properties style:font-name="Arial" fo:color="#212121" fo:font-size="11pt" style:font-size-asian="11pt"/>
    </style:style>
    <style:style style:name="T26" style:parent-style-name="Fonteparág.padrão" style:family="text">
      <style:text-properties style:font-name="Arial" fo:color="#212121" fo:font-size="11pt" style:font-size-asian="11pt"/>
    </style:style>
  </office:automatic-styles>
  <office:body>
    <office:text text:use-soft-page-breaks="true">
      <text:p text:style-name="P1"><text:bookmark-start text:name="_nei6mrw55kwj"/><text:bookmark-end text:name="_nei6mrw55kwj"/>Declaração do Escopo</text:p>
      <text:p text:style-name="P2"/>
      <text:p text:style-name="P3"/>
      <text:p text:style-name="P4"><text:span text:style-name="T5">A empresa Lanchonete Titans de Ouro foi inaugurada em 30/04/2010, com sede nesta capital a Avenida Rudge número 430, Barra Funda. Quando da inauguração, a<text:s/></text:span><text:span text:style-name="T6">Lanchonete Titans de Ouro era uma empresa familiar, pois tinha como sócios o Sr. Uelinton Mendes de Matos e outros dois irmãos, que não mais pertencem ao quadro societário, sendo os dois sócios substituídos por outros dois, permanecendo o Sr. Uelinton que<text:s/></text:span><text:span text:style-name="T7">é o gerente do estabelecimento.</text:span></text:p>
      <text:p text:style-name="P8"><text:span text:style-name="T9">A empresa é prestadora de serviço do ramo alimentício e a atividade principal consiste em preparar e servir lanches e refeições, bem como a revenda de bebidas em geral.</text:span></text:p>
      <text:p text:style-name="P10"><text:span text:style-name="T11">O horário de funcionamento da lanchonete é: de segunda-</text:span><text:span text:style-name="T12">feira à quinta-feira, das 05h00 às 22h00, às sextas-feiras, das 05h00 às 24h00; e aos sábados, das 06h00 às 22h00.</text:span></text:p>
      <text:p text:style-name="P13"><text:span text:style-name="T14">Os clientes da lanchonete são trabalhadores do bairro que antes de começarem os respectivos turnos de trabalho passam na lanchonete para tom</text:span><text:span text:style-name="T15">arem café da manhã, fazerem suas refeições no horário do almoço e também para o “happy-hour” após as jornadas de trabalho. No período noturno, a lanchonete também é frequentada por alunos da Faculdade Impacta, tendo em vista a lanchonete ser bem próximo ao</text:span><text:span text:style-name="T16"><text:s/>referido Estabelecimento de Ensino.</text:span></text:p>
      <text:p text:style-name="P17"><text:span text:style-name="T18">Como administrador do empreendimento, o Sr. Uelinton tem como responsabilidades a supervisão do atendimento, o gerenciamento da parte financeira, pagamento de funcionários e controle de estoque.</text:span></text:p>
      <text:p text:style-name="P19"><text:span text:style-name="T20">O cliente informou que t</text:span><text:span text:style-name="T21">em dificuldade no armazenamento de informações sobre: os meios de recebimentos, espécie, cartão de crédito, cartão de débito, vouchers (vale refeição, ticket restaurante<text:s/></text:span><text:span text:style-name="T22">etc.</text:span><text:span text:style-name="T23">); controle de estoque e de despesas; e com a folha de pagamento.</text:span></text:p>
      <text:p text:style-name="P24"><text:span text:style-name="T25">O cliente também<text:s/></text:span><text:span text:style-name="T26">relatou que o controle dos pedidos feitos pelos frequentadores e do consumo é realizado por meio de comandas. E os demais controles são feitos através de anotações em folhas de papéis que são guardadas em past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paragraph-properties fo:keep-with-next="always" fo:keep-together="always" style:vertical-align="auto" fo:margin-bottom="0.0416in" fo:line-height="115%"/>
      <style:text-properties style:font-name="Arial" style:font-name-asian="Arial" style:font-name-complex="Arial" style:letter-kerning="false" fo:font-size="26pt" style:font-size-asian="26pt" style:font-size-complex="26pt" style:language-asian="pt" style:country-asian="BR" style:language-complex="ar" style:country-complex="SA" fo:hyphenate="true"/>
    </style:style>
    <style:style style:name="TítuloChar" style:display-name="Título Char" style:family="text" style:parent-style-name="Fonteparág.padrão">
      <style:text-properties style:font-name="Arial" style:font-name-asian="Arial" style:font-name-complex="Arial" style:letter-kerning="false" fo:font-size="26pt" style:font-size-asian="26pt" style:font-size-complex="26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2118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faela Miwa Tokai</meta:initial-creator>
    <dc:creator>Rafaela Miwa Tokai</dc:creator>
    <meta:creation-date>2018-10-23T14:12:00Z</meta:creation-date>
    <dc:date>2018-10-23T14:13:00Z</dc:date>
    <meta:template xlink:href="Normal" xlink:type="simple"/>
    <meta:editing-cycles>2</meta:editing-cycles>
    <meta:editing-duration>PT60S</meta:editing-duration>
    <meta:document-statistic meta:page-count="1" meta:paragraph-count="3" meta:word-count="301" meta:character-count="1924" meta:row-count="13" meta:non-whitespace-character-count="1626"/>
  </office:meta>
</office:document-meta>
</file>